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fo:font-size="11pt" fo:font-weight="bold" officeooo:rsid="001367ab" officeooo:paragraph-rsid="001367ab" style:font-size-asian="11pt" style:font-weight-asian="bold" style:font-size-complex="11pt" style:font-weight-complex="bold"/>
    </style:style>
    <style:style style:name="P2" style:family="paragraph" style:parent-style-name="Standard">
      <style:paragraph-properties fo:text-align="justify" style:justify-single-word="false"/>
      <style:text-properties style:font-name="Noto Sans" fo:font-size="10pt" fo:font-weight="normal" officeooo:rsid="001367ab" officeooo:paragraph-rsid="001367ab" style:font-size-asian="8.75pt" style:font-weight-asian="normal" style:font-size-complex="10pt" style:font-weight-complex="normal"/>
    </style:style>
    <style:style style:name="P3" style:family="paragraph" style:parent-style-name="Standard">
      <style:paragraph-properties fo:text-align="justify" style:justify-single-word="false"/>
      <style:text-properties style:font-name="Noto Sans" fo:font-size="10pt" fo:font-weight="normal" officeooo:rsid="001367ab" officeooo:paragraph-rsid="00191676" style:font-size-asian="8.75pt" style:font-weight-asian="normal" style:font-size-complex="10pt" style:font-weight-complex="normal"/>
    </style:style>
    <style:style style:name="P4" style:family="paragraph" style:parent-style-name="Standard">
      <style:paragraph-properties fo:text-align="justify" style:justify-single-word="false"/>
      <style:text-properties style:font-name="Noto Sans" fo:font-size="10pt" fo:font-weight="normal" officeooo:rsid="00191676" officeooo:paragraph-rsid="00191676" style:font-size-asian="8.75pt" style:font-weight-asian="normal" style:font-size-complex="10pt" style:font-weight-complex="normal"/>
    </style:style>
    <style:style style:name="T1" style:family="text">
      <style:text-properties officeooo:rsid="0014cb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cer Informe</text:p>
      <text:p text:style-name="P1"/>
      <text:p text:style-name="P2">En el presente informe se planea escoger la herramienta a utilizar y definir el alcance e impacto de la misma, esto se logra a las anteriores consultas realizadas para entender la situación problema y las investigaciones realizadas para sus posibles soluciones.</text:p>
      <text:p text:style-name="P2"/>
      <text:p text:style-name="P3">De los Informes y reuniones anteriores se logran filtrar dos software a utilizar ONA y Kobotoolbox, el plan a seguir ser<text:span text:style-name="T1">á</text:span> escoger alguna de ellas para su instalación. <text:span text:style-name="T1">Para ello se realizo una consulta minuciosa en cada uno de los repositorios de dichas plataformas, ambas disponibles en Github, se revisaron los contribuidores, la licencia, los Issues, el método de instalación, las dependencias, la comunidad, los commits, entre otras cosas. De dicha consulta se puede concluir que ambos proyectos están muy relacionados entre si y están siendo desarrollados muy de la mano, pues se encontraron pequeñas conexiones y relaciones entre ellas, por ejemplo el recolector de datos de Kobotoolbox esta basado en el ONA, en los repositorios de ONA existen Forks de los repositorios de Kobotoolbox lo que podría significar algún tipo de contribución de ONA a Kobotoolbox, ambos proyectos comparten contribuidores y otros varios ejemplos. Teniendo en cuenta lo anterior se hace difícil tomar una decisión y respecto a Issues, y commits la cosa no ayuda pues en ciertos aspectos ONA presenta ventaja, mientras que en las otras Kobotoolbox es quien gana, esta riña se presenta en pequeños detalles, ya que en los detalles mas grandes presentan grandes similitudes como por ejemplo ambas herramientas funcionan en una instalación típica o en Dockers, entre otras características.</text:span></text:p>
      <text:p text:style-name="P3"/>
      <text:p text:style-name="P4">Debido a esta competencia reñida entre ambas no se ha podido decidir por una herramienta en especifico, pero independientemente de cual de ellas se utilice, ya que son muy similares, el alcance e impacto de ambas es muy parecido, por ende se logra definir el alcance e impacto de la practica siendo la siguiente:</text:p>
      <text:p text:style-name="P4"/>
      <text:p text:style-name="P4">Para la aprobación del diplomado DUNTI se realizara la instalación de un software que ayude en la recolección de datos al grupo de investigación Geomatica. ¿Como funciona este software?. Primeramente el software estará instalado en alguno de los servidores de Geomatica o tendrá acceso a los mismos. El software en si es una plataforma para crear, compartir y contestar encuestas. Al llenar dichas encuestas los resultados serán almacenados en Geomatica para su posterior uso o análisis. La ventaja de esta plataforma es que las encuestas pueden ser compartidas de muchas maneras, siendo la mas importante, el poder compartirla con un dispositivo móvil, en el cual se puede contestar la encuesta sin la necesidad de usar Internet. Este software se puede utilizar de muchas maneras, y en Geomatica se planea usar para recolectar datos en sus salidas de campo. Por ejemplo un estudiante tiene que realizar una investigación en la cual necesita recolectar datos de muchos lugares de las zonas rurales de Bucaramanga, en vez de llevar varias copias de un formulario para anotar allí los datos, lleva su teléfono móvil contestara allí el formulario cuantas veces desee. Una vez tenga una conexión a Internet o al servidor, los datos serán sincronizados ahorrando así el trabajo de tipear los datos. Con los datos en la plataforma, el estudiante podrá acceder a ellos para realizar un análisis mas detallado de los mismos y así completar su investigación.</text:p>
      <text:p text:style-name="P4"/>
      <text:p text:style-name="P4">La plataforma es multiusuario, es decir, podrán acceder distintos usuarios al mismo tiempo y aprovechar sus ventajas sin interferir en el trabajo de otros. Este característica multiusuario se lleva debe gracias al gestor de usuarios presente en la plataforma.</text:p>
      <text:p text:style-name="P4"/>
      <text:p text:style-name="P4">Esta plataforma facilita y ayuda de muchas maneras al investigador, primero ahorra dinero e debido a la reducción de papel necesaria para las encuestas, lo que se traduce también como mayor comodidad para el encuestador, en segundo lugar el proceso de tipeo y recolección de datos se realiza al mismo tiempo, <text:soft-page-break/>ahorrando de esta manera tiempo y dinero, en tercer lugar permite una mayor y mejor recolección y organización de los datos, la encuesta al ser digital se pueden agregar datos que con las encuestas de papel no se podían agregar, como audio, video, información Geográfica (En papel se podía pero requería de otros dispositivos), entre otras. En cuarto lugar permite el análisis de recolección de datos en tiempo real. En quinto al estar los procesos de recolección de datos y tipeo juntos se reduce la cantidad de errores de recolección, entre muchas otras ventajas más que como se menciono anteriormente ayudan al investigador y a todo su equipo de trabajo.</text:p>
      <text:p text:style-name="P4"/>
      <text:p text:style-name="P4">En general esta plataforma genera una ahorro en dinero y tiempo ya que se genera un protocolo para la toma de datos en la investig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6:57:53.985976785</meta:creation-date>
    <meta:generator>LibreOffice/5.3.0.3$Linux_X86_64 LibreOffice_project/7074905676c47b82bbcfbea1aeefc84afe1c50e1</meta:generator>
    <dc:date>2017-03-17T22:23:07.902893454</dc:date>
    <meta:editing-duration>PT23M11S</meta:editing-duration>
    <meta:editing-cycles>2</meta:editing-cycles>
    <meta:document-statistic meta:table-count="0" meta:image-count="0" meta:object-count="0" meta:page-count="2" meta:paragraph-count="8" meta:word-count="772" meta:character-count="4765" meta:non-whitespace-character-count="4001"/>
  </office:meta>
</office:document-meta>
</file>